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5.2701in" fo:margin-left="1.0694in" fo:margin-top="0in" fo:margin-bottom="0in" table:align="left"/>
    </style:style>
    <style:style style:name="Table1.A" style:family="table-column">
      <style:table-column-properties style:column-width="2.6347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margin-left="0.5in" fo:margin-right="0in" fo:text-indent="0in" style:auto-text-indent="false"/>
    </style:style>
    <style:style style:name="P4" style:family="paragraph" style:parent-style-name="Standard">
      <style:paragraph-properties fo:margin-left="1in" fo:margin-right="0in" fo:text-indent="0in" style:auto-text-indent="false"/>
    </style:style>
    <style:style style:name="P5" style:family="paragraph" style:parent-style-name="Standard" style:list-style-name="WWNum8">
      <style:paragraph-properties fo:margin-left="1.5in" fo:margin-right="0in" fo:text-indent="-0.25in" style:auto-text-indent="false"/>
    </style:style>
    <style:style style:name="P6" style:family="paragraph" style:parent-style-name="Standard" style:list-style-name="WWNum8">
      <style:paragraph-properties fo:margin-left="1.5in" fo:margin-right="0in" fo:text-indent="-0.25in" style:auto-text-indent="false"/>
      <style:text-properties style:text-underline-style="none"/>
    </style:style>
    <style:style style:name="P7" style:family="paragraph" style:parent-style-name="Standard" style:list-style-name="WWNum2">
      <style:paragraph-properties fo:margin-left="1.5in" fo:margin-right="0in" fo:text-indent="-0.25in" style:auto-text-indent="false"/>
    </style:style>
    <style:style style:name="P8" style:family="paragraph" style:parent-style-name="Standard" style:list-style-name="WWNum5">
      <style:paragraph-properties fo:margin-left="1.5in" fo:margin-right="0in" fo:text-indent="-0.25in" style:auto-text-indent="false"/>
    </style:style>
    <style:style style:name="P9" style:family="paragraph" style:parent-style-name="Standard" style:list-style-name="WWNum20">
      <style:paragraph-properties fo:margin-left="1.5in" fo:margin-right="0in" fo:text-indent="-0.25in" style:auto-text-indent="false"/>
    </style:style>
    <style:style style:name="P10" style:family="paragraph" style:parent-style-name="Standard" style:list-style-name="WWNum18">
      <style:paragraph-properties fo:margin-left="1.5in" fo:margin-right="0in" fo:text-indent="-0.25in" style:auto-text-indent="false"/>
    </style:style>
    <style:style style:name="P11" style:family="paragraph" style:parent-style-name="Standard" style:list-style-name="WWNum14">
      <style:paragraph-properties fo:margin-left="1.5in" fo:margin-right="0in" fo:text-indent="-0.25in" style:auto-text-indent="false"/>
    </style:style>
    <style:style style:name="P12" style:family="paragraph" style:parent-style-name="Standard">
      <style:paragraph-properties fo:margin-left="1.5in" fo:margin-right="0in" fo:text-indent="0in" style:auto-text-indent="false"/>
    </style:style>
    <style:style style:name="P13" style:family="paragraph" style:parent-style-name="Standard" style:list-style-name="WWNum12">
      <style:paragraph-properties fo:margin-left="1in" fo:margin-right="0in" fo:text-indent="-0.25in" style:auto-text-indent="false"/>
    </style:style>
    <style:style style:name="P14" style:family="paragraph" style:parent-style-name="Standard" style:list-style-name="WWNum6">
      <style:paragraph-properties fo:margin-left="1in" fo:margin-right="0in" fo:text-indent="-0.25in" style:auto-text-indent="false"/>
    </style:style>
    <style:style style:name="P15" style:family="paragraph" style:parent-style-name="Standard" style:list-style-name="WWNum3">
      <style:paragraph-properties fo:margin-left="1in" fo:margin-right="0in" fo:text-indent="-0.25in" style:auto-text-indent="false"/>
    </style:style>
    <style:style style:name="P16" style:family="paragraph" style:parent-style-name="Standard" style:list-style-name="WWNum21">
      <style:paragraph-properties fo:margin-left="1in" fo:margin-right="0in" fo:text-indent="-0.25in" style:auto-text-indent="false"/>
    </style:style>
    <style:style style:name="P17" style:family="paragraph" style:parent-style-name="Standard" style:list-style-name="WWNum21">
      <style:paragraph-properties fo:margin-left="1in" fo:margin-right="0in" fo:text-indent="-0.25in" style:auto-text-indent="false"/>
      <style:text-properties style:text-underline-style="none"/>
    </style:style>
    <style:style style:name="P18" style:family="paragraph" style:parent-style-name="Standard" style:list-style-name="WWNum2">
      <style:paragraph-properties fo:margin-left="2in" fo:margin-right="0in" fo:text-indent="-0.25in" style:auto-text-indent="false"/>
    </style:style>
    <style:style style:name="P19" style:family="paragraph" style:parent-style-name="Standard" style:list-style-name="WWNum7">
      <style:paragraph-properties fo:margin-left="2in" fo:margin-right="0in" fo:text-indent="-0.25in" style:auto-text-indent="false"/>
    </style:style>
    <style:style style:name="P20" style:family="paragraph" style:parent-style-name="Standard" style:list-style-name="WWNum23">
      <style:paragraph-properties fo:margin-left="2in" fo:margin-right="0in" fo:text-indent="-0.25in" style:auto-text-indent="false"/>
    </style:style>
    <style:style style:name="P21" style:family="paragraph" style:parent-style-name="Standard">
      <style:paragraph-properties fo:margin-left="2in" fo:margin-right="0in" fo:text-indent="0in" style:auto-text-indent="false"/>
    </style:style>
    <style:style style:name="P22" style:family="paragraph" style:parent-style-name="Standard">
      <style:paragraph-properties fo:margin-left="2in" fo:margin-right="0in" fo:text-align="justify" style:justify-single-word="false" fo:text-indent="0in" style:auto-text-indent="false"/>
    </style:style>
    <style:style style:name="P23" style:family="paragraph" style:parent-style-name="Standard" style:list-style-name="WWNum10">
      <style:paragraph-properties fo:margin-left="2.5in" fo:margin-right="0in" fo:text-indent="-0.25in" style:auto-text-indent="false"/>
    </style:style>
    <style:style style:name="P24" style:family="paragraph" style:parent-style-name="Standard">
      <style:paragraph-properties fo:margin-left="0in" fo:margin-right="0in" fo:text-indent="0.5in" style:auto-text-indent="false"/>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6" style:family="paragraph" style:parent-style-name="Standard">
      <style:paragraph-properties fo:margin-left="0in" fo:margin-right="0in" fo:text-indent="0in" style:auto-text-indent="false"/>
    </style:style>
    <style:style style:name="P27" style:family="paragraph" style:parent-style-name="Heading_20_1" style:list-style-name="WWNum8">
      <style:paragraph-properties fo:margin-left="0.5in" fo:margin-right="0in" fo:text-align="justify" style:justify-single-word="false" fo:text-indent="-0.25in" style:auto-text-indent="false"/>
    </style:style>
    <style:style style:name="P28" style:family="paragraph" style:parent-style-name="Heading_20_1" style:list-style-name="WWNum8">
      <style:paragraph-properties fo:margin-left="0.5in" fo:margin-right="0in" fo:text-indent="-0.25in" style:auto-text-indent="false"/>
    </style:style>
    <style:style style:name="P29" style:family="paragraph" style:parent-style-name="Heading_20_1" style:list-style-name="WWNum2">
      <style:paragraph-properties fo:margin-left="1.5in" fo:margin-right="0in" fo:text-indent="-0.25in" style:auto-text-indent="false"/>
    </style:style>
    <style:style style:name="P30" style:family="paragraph" style:parent-style-name="Heading_20_2" style:list-style-name="WWNum8">
      <style:paragraph-properties fo:margin-left="1in" fo:margin-right="0in" fo:text-indent="-0.25in" style:auto-text-indent="false"/>
    </style:style>
    <style:style style:name="P31" style:family="paragraph" style:parent-style-name="Heading_20_2">
      <style:paragraph-properties fo:margin-left="0.5in" fo:margin-right="0in" fo:text-indent="0in" style:auto-text-indent="false"/>
    </style:style>
    <style:style style:name="P32" style:family="paragraph" style:parent-style-name="Heading_20_3" style:list-style-name="WWNum2">
      <style:paragraph-properties fo:margin-left="1.5in" fo:margin-right="0in" fo:margin-top="0.222in" fo:margin-bottom="0in" loext:contextual-spacing="false" fo:text-indent="-0.25in" style:auto-text-indent="false"/>
    </style:style>
    <style:style style:name="P33" style:family="paragraph" style:parent-style-name="Heading_20_3">
      <style:paragraph-properties fo:margin-left="1in" fo:margin-right="0in" fo:text-indent="0in" style:auto-text-indent="false"/>
    </style:style>
    <style:style style:name="P34" style:family="paragraph" style:parent-style-name="Heading_20_4" style:list-style-name="WWNum13">
      <style:paragraph-properties fo:margin-left="2in" fo:margin-right="0in" fo:text-indent="-0.25in" style:auto-text-indent="false"/>
    </style:style>
    <style:style style:name="P35" style:family="paragraph" style:parent-style-name="Heading_20_4" style:list-style-name="WWNum9">
      <style:paragraph-properties fo:margin-left="2in" fo:margin-right="0in" fo:text-indent="-0.25in" style:auto-text-indent="false"/>
    </style:style>
    <style:style style:name="P36" style:family="paragraph" style:parent-style-name="Heading_20_4" style:list-style-name="WWNum11">
      <style:paragraph-properties fo:margin-left="2in" fo:margin-right="0in" fo:text-indent="-0.25in" style:auto-text-indent="false"/>
    </style:style>
    <style:style style:name="P37" style:family="paragraph" style:parent-style-name="Heading_20_4" style:list-style-name="WWNum16">
      <style:paragraph-properties fo:margin-left="2in" fo:margin-right="0in" fo:text-indent="-0.25in" style:auto-text-indent="false"/>
    </style:style>
    <style:style style:name="P38" style:family="paragraph" style:parent-style-name="Heading_20_4" style:list-style-name="WWNum17">
      <style:paragraph-properties fo:margin-left="2in" fo:margin-right="0in" fo:text-indent="-0.25in" style:auto-text-indent="false"/>
    </style:style>
    <style:style style:name="P39" style:family="paragraph" style:parent-style-name="Heading_20_4" style:list-style-name="WWNum4">
      <style:paragraph-properties fo:margin-left="2in" fo:margin-right="0in" fo:text-indent="-0.25in" style:auto-text-indent="false"/>
    </style:style>
    <style:style style:name="P40" style:family="paragraph" style:parent-style-name="Heading_20_4" style:list-style-name="WWNum22">
      <style:paragraph-properties fo:margin-left="2in" fo:margin-right="0in" fo:text-indent="-0.25in" style:auto-text-indent="false"/>
    </style:style>
    <style:style style:name="P41" style:family="paragraph" style:parent-style-name="Heading_20_4" style:list-style-name="WWNum19">
      <style:paragraph-properties fo:margin-left="2in" fo:margin-right="0in" fo:text-indent="-0.25in" style:auto-text-indent="false"/>
    </style:style>
    <style:style style:name="P42" style:family="paragraph" style:parent-style-name="Heading_20_4" style:list-style-name="WWNum1">
      <style:paragraph-properties fo:margin-left="2in" fo:margin-right="0in" fo:text-indent="-0.25in" style:auto-text-indent="false"/>
    </style:style>
    <style:style style:name="P43" style:family="paragraph" style:parent-style-name="Heading_20_4" style:list-style-name="WWNum15">
      <style:paragraph-properties fo:margin-left="2in" fo:margin-right="0in" fo:text-indent="-0.25in" style:auto-text-indent="false"/>
    </style:style>
    <style:style style:name="P44" style:family="paragraph" style:parent-style-name="Heading_20_4" style:list-style-name="WWNum2">
      <style:paragraph-properties fo:margin-left="3in" fo:margin-right="0in" fo:text-indent="-0.25in" style:auto-text-indent="false"/>
    </style:style>
    <style:style style:name="P45" style:family="paragraph" style:parent-style-name="Title" style:master-page-name="Standard">
      <style:paragraph-properties fo:text-align="center" style:justify-single-word="false" style:page-number="1"/>
    </style:style>
    <style:style style:name="T1" style:family="text">
      <style:text-properties style:text-underline-style="none"/>
    </style:style>
    <style:style style:name="T2"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bookmark text:name="_9qw4s948rtx1"/>CLITURE</text:p>
      <text:p text:style-name="P1">Common Linux Structure</text:p>
      <text:p text:style-name="Standard"/>
      <text:p text:style-name="P2">These are specifications for trying a common structure for linux distributions to facility use in areas like server administration, developing and end users for facility usability in most areas.</text:p>
      <text:p text:style-name="P2"/>
      <text:p text:style-name="P2">One of the problems of the diversity linux distributions is that each distribution uses his directory struct and manages the system, if admin a server, develop applications or end users not sure that the files or directories always are in the same directory hierarchy.</text:p>
      <text:p text:style-name="P2"/>
      <text:p text:style-name="P2">Developers do not have a structure for search data like applications configurations, system data or directory to install their applications.</text:p>
      <text:p text:style-name="P2"/>
      <text:p text:style-name="P2">Users also do not have a common environment to search for their documents, application icons, etc.</text:p>
      <text:p text:style-name="P2"/>
      <text:p text:style-name="P2">This document is a list of specifications rules to have a base for help and defines a base for making distributions compatible between them and making the use and facility to development, use and management to people like system administrators, developers, end users, etc.</text:p>
      <text:p text:style-name="P2"/>
      <text:p text:style-name="P2">The idea is to certify the distributions and applications that follow these specifications for the easy use of GNU/Linux and desktop environments in servers and desktop environments.</text:p>
      <text:p text:style-name="P2"/>
      <text:p text:style-name="P2">These rules will be updated in following versions, but the idea will always be the same, a common environment for the use of linux in the server and desktop.</text:p>
      <text:p text:style-name="P2"/>
      <text:p text:style-name="P2">The base of all distributions will always be a linux kernel and GNU tools, aka base environment, plus if the version is for desktop add the deskto.</text:p>
      <text:p text:style-name="P2"/>
      <text:list xml:id="list144950775" text:style-name="WWNum8">
        <text:list-item>
          <text:p text:style-name="P27"><text:bookmark text:name="_mnykk9aztj4q"/>Installation</text:p>
        </text:list-item>
      </text:list>
      <text:p text:style-name="P3"><text:soft-page-break/></text:p>
      <text:list xml:id="list94519906707377" text:continue-numbering="true" text:style-name="WWNum8">
        <text:list-item>
          <text:list>
            <text:list-item>
              <text:p text:style-name="P30"><text:bookmark text:name="_6f9fmejdjt1u"/>Common specifications for base environments </text:p>
            </text:list-item>
          </text:list>
        </text:list-item>
      </text:list>
      <text:p text:style-name="P4">Base specifications for minimum system execution in both environments. In this part not install tools like developer tools, network tools, etc.</text:p>
      <text:p text:style-name="P4"/>
      <text:list xml:id="list94519036328212" text:continue-numbering="true" text:style-name="WWNum8">
        <text:list-item>
          <text:list>
            <text:list-item>
              <text:list>
                <text:list-item>
                  <text:p text:style-name="P5">GNU tools</text:p>
                </text:list-item>
              </text:list>
            </text:list-item>
          </text:list>
        </text:list-item>
      </text:list>
      <text:p text:style-name="P12"/>
      <text:p text:style-name="P12">This is the principal package of tools for a minimum management of the system in console mode</text:p>
      <text:p text:style-name="P12"/>
      <text:list xml:id="list94520256247869" text:continue-numbering="true" text:style-name="WWNum8">
        <text:list-item>
          <text:list>
            <text:list-item>
              <text:list>
                <text:list-item>
                  <text:p text:style-name="P6"/>
                </text:list-item>
              </text:list>
            </text:list-item>
          </text:list>
        </text:list-item>
      </text:list>
      <text:p text:style-name="P3"/>
      <text:p text:style-name="P3"><text:tab/></text:p>
      <text:p text:style-name="P4"/>
      <text:list xml:id="list94519717360714" text:continue-numbering="true" text:style-name="WWNum8">
        <text:list-item>
          <text:list>
            <text:list-item>
              <text:p text:style-name="P30"><text:bookmark text:name="_orsku9qn0kt5"/>For enhance basic installation with a desktop environment</text:p>
            </text:list-item>
          </text:list>
        </text:list-item>
      </text:list>
      <text:p text:style-name="P4"/>
      <text:p text:style-name="P3"/>
      <text:list xml:id="list2337066599" text:style-name="WWNum12">
        <text:list-item>
          <text:p text:style-name="P13">The installer must have two types of user management, graphic and text mode. For servers, graphics installations will not be allowed. If distribution is for desktop the text installation is not mandatory.</text:p>
        </text:list-item>
        <text:list-item>
          <text:p text:style-name="P13">Apart from the basic configuration, the installer will collect the basic data such as language, keyboard layout, time zone, default user, etc.</text:p>
        </text:list-item>
        <text:list-item>
          <text:p text:style-name="P13">In the step of configuring the disk partitions, you will wonder whether to remove everything and leave only the Cliture-Linux distribution or keep the existing operating system. In the case of deleting everything, the GRUB <text:s/>bootloader will not be installed and the computer will directly boot with the installed distribution.</text:p>
        </text:list-item>
        <text:list-item>
          <text:p text:style-name="P13">Depending on the distribution, the installer can add packages extra for various jobs like multimedia packages, drivers packages, etc.</text:p>
        </text:list-item>
      </text:list>
      <text:p text:style-name="P3"/>
      <text:list xml:id="list94520795633762" text:continue-list="list94519717360714" text:style-name="WWNum8">
        <text:list-item>
          <text:p text:style-name="P28"><text:bookmark text:name="_icdz0wdijiq"/>Defaults</text:p>
        </text:list-item>
      </text:list>
      <text:p text:style-name="P3"><text:soft-page-break/>All installations must have a minimum of default packages for simple use. The selection of default packages are the following:</text:p>
      <text:p text:style-name="P3"/>
      <text:list xml:id="list2645365195" text:style-name="WWNum6">
        <text:list-item>
          <text:p text:style-name="P14">Shell: bash</text:p>
        </text:list-item>
        <text:list-item>
          <text:p text:style-name="P14">Service manager: systemctl</text:p>
        </text:list-item>
        <text:list-item>
          <text:p text:style-name="P14">Boot manager: Grub (If exists more than one operating system)</text:p>
        </text:list-item>
        <text:list-item>
          <text:p text:style-name="P14">Desktop: KDE (If is a distribution for desktop)</text:p>
        </text:list-item>
        <text:list-item>
          <text:p text:style-name="P14">…</text:p>
        </text:list-item>
      </text:list>
      <text:p text:style-name="Standard"/>
      <text:p text:style-name="P3">This packages are specified as standard and all distributions must contains them</text:p>
      <text:p text:style-name="P4"/>
      <text:list xml:id="list94518743889441" text:continue-list="list94520795633762" text:style-name="WWNum8">
        <text:list-item>
          <text:p text:style-name="P28"><text:bookmark text:name="_a5amehjrbvbh"/>Installation</text:p>
        </text:list-item>
      </text:list>
      <text:p text:style-name="P3"/>
      <text:list xml:id="list94519566488656" text:continue-numbering="true" text:style-name="WWNum8">
        <text:list-item>
          <text:list>
            <text:list-item>
              <text:p text:style-name="P30"><text:bookmark text:name="_cxazxua14x0g"/>Boot Grub menu</text:p>
            </text:list-item>
          </text:list>
        </text:list-item>
      </text:list>
      <text:p text:style-name="P4">The start menu install must be in graphics mode and have a minimum of 1024x768 of resolution for show well in 4K screens</text:p>
      <text:list xml:id="list94520633568205" text:continue-numbering="true" text:style-name="WWNum8">
        <text:list-item>
          <text:list>
            <text:list-item>
              <text:p text:style-name="P30"><text:bookmark text:name="_ve053kwrsbxs"/>Installations types</text:p>
            </text:list-item>
          </text:list>
        </text:list-item>
      </text:list>
      <text:p text:style-name="P4">The basic installation types are two, other are optionals</text:p>
      <text:p text:style-name="P4"/>
      <text:list xml:id="list1971533769" text:style-name="WWNum2">
        <text:list-item>
          <text:p text:style-name="P32"><text:bookmark text:name="_ffxses1j1hxa"/>Clean installation with the minimum packages applications depends on type, server, desktop.</text:p>
        </text:list-item>
        <text:list-item>
          <text:p text:style-name="P7">Basic</text:p>
          <text:list>
            <text:list-item>
              <text:p text:style-name="P18">Browser</text:p>
            </text:list-item>
            <text:list-item>
              <text:p text:style-name="P18">Terminal</text:p>
            </text:list-item>
            <text:list-item>
              <text:p text:style-name="P18"><text:soft-page-break/>…</text:p>
            </text:list-item>
          </text:list>
        </text:list-item>
        <text:list-item>
          <text:p text:style-name="P7">Normal</text:p>
          <text:list>
            <text:list-item>
              <text:p text:style-name="P18">Mail</text:p>
            </text:list-item>
            <text:list-item>
              <text:p text:style-name="P18">Browser</text:p>
            </text:list-item>
            <text:list-item>
              <text:p text:style-name="P18">Multimedia player</text:p>
            </text:list-item>
            <text:list-item>
              <text:p text:style-name="P18">File viewer</text:p>
            </text:list-item>
            <text:list-item>
              <text:p text:style-name="P18">Terminal</text:p>
            </text:list-item>
            <text:list-item>
              <text:p text:style-name="P18">App store application</text:p>
            </text:list-item>
            <text:list-item>
              <text:p text:style-name="P18">Certificates container</text:p>
            </text:list-item>
          </text:list>
        </text:list-item>
      </text:list>
      <text:p text:style-name="P12"/>
      <text:p text:style-name="P4">You are free to add more type with other packages groups hierarchy some of type minimum installation type</text:p>
      <text:p text:style-name="P31"><text:bookmark text:name="_gba20zv5sgdn"/>Extra packages</text:p>
      <text:p text:style-name="P4">Extra packages to add for basic installation type</text:p>
      <text:p text:style-name="P4"/>
      <text:list xml:id="list2548504508" text:style-name="WWNum5">
        <text:list-item>
          <text:list>
            <text:list-item>
              <text:list>
                <text:list-item>
                  <text:p text:style-name="P8">Multimedia player</text:p>
                </text:list-item>
                <text:list-item>
                  <text:p text:style-name="P8">Email client</text:p>
                </text:list-item>
                <text:list-item>
                  <text:p text:style-name="P8">Text editor</text:p>
                </text:list-item>
                <text:list-item>
                  <text:p text:style-name="P8">File viewer</text:p>
                </text:list-item>
                <text:list-item>
                  <text:p text:style-name="P8">Certificates container</text:p>
                </text:list-item>
                <text:list-item>
                  <text:p text:style-name="P8">….</text:p>
                </text:list-item>
              </text:list>
            </text:list-item>
          </text:list>
        </text:list-item>
      </text:list>
      <text:p text:style-name="P12"/>
      <text:list xml:id="list94519056723090" text:continue-list="list1971533769" text:style-name="WWNum2">
        <text:list-item>
          <text:p text:style-name="P29"><text:bookmark text:name="_t0a7izh73la0"/><text:soft-page-break/>Common</text:p>
        </text:list-item>
      </text:list>
      <text:p text:style-name="P3">Base common structure, basically will be a server distribution, for a desktop distribution the structure will be the same plus desktop environment.</text:p>
      <text:p text:style-name="P31"><text:bookmark text:name="_towx4go6safl"/>General file system</text:p>
      <text:p text:style-name="P4"/>
      <text:p text:style-name="P33"><text:bookmark text:name="_ix017rxf8cta"/>Main directory structure</text:p>
      <text:p text:style-name="P12">Root (/) will be the main directory and will contains the following directories: usr, opt, sys, mnt, tmp y var</text:p>
      <text:p text:style-name="P12"/>
      <text:list xml:id="list717953259" text:style-name="WWNum13">
        <text:list-item>
          <text:p text:style-name="P34"><text:bookmark text:name="_21em1ie2ct1e"/>usr</text:p>
        </text:list-item>
      </text:list>
      <text:p text:style-name="P22">Directory home for the users defined in the system. </text:p>
      <text:p text:style-name="P22">Minimum directories will be <text:span text:style-name="T2">root </text:span>and the user directory home from the installation</text:p>
      <text:list xml:id="list3252924973" text:style-name="WWNum9">
        <text:list-item>
          <text:p text:style-name="P35"><text:bookmark text:name="_7dibip9q60jp"/>opt</text:p>
        </text:list-item>
      </text:list>
      <text:p text:style-name="P21">Target directory for the applications installed</text:p>
      <text:list xml:id="list2525006050" text:style-name="WWNum11">
        <text:list-item>
          <text:p text:style-name="P36"><text:bookmark text:name="_8r0dpzg6vab8"/>sys</text:p>
        </text:list-item>
      </text:list>
      <text:p text:style-name="P21">System directory</text:p>
      <text:list xml:id="list72685059" text:style-name="WWNum16">
        <text:list-item>
          <text:p text:style-name="P37"><text:bookmark text:name="_15wvssvwgthe"/>mnt</text:p>
        </text:list-item>
      </text:list>
      <text:p text:style-name="P21">Disk units for data or streams</text:p>
      <text:list xml:id="list3790657512" text:style-name="WWNum17">
        <text:list-item>
          <text:p text:style-name="P38"><text:bookmark text:name="_ryyckdahauxy"/>tmp</text:p>
        </text:list-item>
      </text:list>
      <text:p text:style-name="P3"><text:tab/><text:tab/><text:tab/>Temp files to delete when reboot</text:p>
      <text:list xml:id="list3707817562" text:style-name="WWNum4">
        <text:list-item>
          <text:p text:style-name="P39"><text:bookmark text:name="_wndhl01nawwh"/>var</text:p>
        </text:list-item>
      </text:list>
      <text:p text:style-name="P21">Persistent files to access data from all users</text:p>
      <text:p text:style-name="P4"/>
      <text:p text:style-name="P33"><text:bookmark text:name="_6waj8qv1322"/><text:soft-page-break/>Directory <text:span text:style-name="T2">usr </text:span>struct</text:p>
      <text:p text:style-name="P12"/>
      <text:list xml:id="list94519922574437" text:continue-list="list94519056723090" text:style-name="WWNum2">
        <text:list-item>
          <text:list>
            <text:list-item>
              <text:list>
                <text:list-item>
                  <text:list>
                    <text:list-item>
                      <text:p text:style-name="P44"><text:bookmark text:name="_3njumhuacav4"/>Server distribution</text:p>
                    </text:list-item>
                  </text:list>
                </text:list-item>
              </text:list>
            </text:list-item>
          </text:list>
        </text:list-item>
      </text:list>
      <text:p text:style-name="P21">For server distribution the directory can be empty, with normal files like .bashrc, .history, etc.</text:p>
      <text:list xml:id="list94520027592462" text:continue-numbering="true" text:style-name="WWNum2">
        <text:list-item>
          <text:list>
            <text:list-item>
              <text:list>
                <text:list-item>
                  <text:list>
                    <text:list-item>
                      <text:p text:style-name="P44"><text:bookmark text:name="_yqmh05rlshu8"/>Desktop distribution</text:p>
                    </text:list-item>
                  </text:list>
                </text:list-item>
              </text:list>
            </text:list-item>
          </text:list>
        </text:list-item>
      </text:list>
      <text:p text:style-name="P21">For desktop the user home directory will have the following folders:</text:p>
      <text:list xml:id="list2552053572" text:style-name="WWNum10">
        <text:list-item>
          <text:p text:style-name="P23">Documents</text:p>
        </text:list-item>
        <text:list-item>
          <text:p text:style-name="P23">Downloads</text:p>
        </text:list-item>
        <text:list-item>
          <text:p text:style-name="P23">Images</text:p>
        </text:list-item>
        <text:list-item>
          <text:p text:style-name="P23">Music</text:p>
        </text:list-item>
        <text:list-item>
          <text:p text:style-name="P23">Videos</text:p>
        </text:list-item>
        <text:list-item>
          <text:p text:style-name="P23">...</text:p>
        </text:list-item>
      </text:list>
      <text:p text:style-name="P21"/>
      <text:list xml:id="list94520031392296" text:continue-list="list94520027592462" text:style-name="WWNum2">
        <text:list-item>
          <text:list>
            <text:list-item>
              <text:list>
                <text:list-item>
                  <text:list>
                    <text:list-item>
                      <text:p text:style-name="P44"><text:bookmark text:name="_gpp6bq8qf2e0"/>Common user directory</text:p>
                    </text:list-item>
                  </text:list>
                </text:list-item>
              </text:list>
            </text:list-item>
          </text:list>
        </text:list-item>
      </text:list>
      <text:p text:style-name="P21">Each user directory must have a hidden directory called .prf where contains user data. Into this directory can be the following directories:</text:p>
      <text:list xml:id="list2022919036" text:style-name="WWNum22">
        <text:list-item>
          <text:p text:style-name="P40"><text:bookmark text:name="_bw2fbfrq1czo"/>etc</text:p>
        </text:list-item>
      </text:list>
      <text:p text:style-name="P21">Applications user config</text:p>
      <text:p text:style-name="P21"/>
      <text:list xml:id="list1355941011" text:style-name="WWNum7">
        <text:list-item>
          <text:p text:style-name="P19">opt</text:p>
        </text:list-item>
      </text:list>
      <text:p text:style-name="P21"/>
      <text:p text:style-name="P21">Applications only for user directory</text:p>
      <text:p text:style-name="P21"><text:soft-page-break/></text:p>
      <text:list xml:id="list3038833784" text:style-name="WWNum23">
        <text:list-item>
          <text:p text:style-name="P20">var</text:p>
        </text:list-item>
      </text:list>
      <text:p text:style-name="P21"/>
      <text:p text:style-name="P21">Data of applications only for directory user</text:p>
      <text:p text:style-name="P21"/>
      <text:p text:style-name="P33"><text:bookmark text:name="_4aly5lxu1pwv"/>Directory sys struct</text:p>
      <text:p text:style-name="P12">System struct directories. These directories not must be written for security</text:p>
      <text:list xml:id="list2319399448" text:style-name="WWNum19">
        <text:list-item>
          <text:p text:style-name="P41"><text:bookmark text:name="_rm1yv9a1o14q"/>etc</text:p>
        </text:list-item>
      </text:list>
      <text:p text:style-name="P21">General config for applications that need </text:p>
      <text:list xml:id="list94520050522569" text:continue-numbering="true" text:style-name="WWNum19">
        <text:list-item>
          <text:p text:style-name="P41"><text:bookmark text:name="_ke30miv5xgs2"/>prc</text:p>
        </text:list-item>
      </text:list>
      <text:p text:style-name="P21">Before calling /proc. Contains files of system configuration</text:p>
      <text:list xml:id="list94519124168712" text:continue-numbering="true" text:style-name="WWNum19">
        <text:list-item>
          <text:p text:style-name="P41"><text:bookmark text:name="_9wagz8e6ocln"/>bin</text:p>
        </text:list-item>
      </text:list>
      <text:p text:style-name="P21">GNU and system executables</text:p>
      <text:list xml:id="list94520125032824" text:continue-numbering="true" text:style-name="WWNum19">
        <text:list-item>
          <text:p text:style-name="P41"><text:bookmark text:name="_mnx2rfobymf1"/>lib</text:p>
        </text:list-item>
      </text:list>
      <text:p text:style-name="P21">Libraries system needed </text:p>
      <text:list xml:id="list94519061869431" text:continue-numbering="true" text:style-name="WWNum19">
        <text:list-item>
          <text:p text:style-name="P41"><text:bookmark text:name="_deqtwvd0dd0s"/>bot</text:p>
        </text:list-item>
      </text:list>
      <text:p text:style-name="P21">Before calling /boot. Boot configs and kernels for startup the system</text:p>
      <text:list xml:id="list1790808081" text:style-name="WWNum1">
        <text:list-item>
          <text:p text:style-name="P42"><text:bookmark text:name="_dxnknagbw76i"/>dev</text:p>
        </text:list-item>
      </text:list>
      <text:p text:style-name="P21">System devices and dispositives</text:p>
      <text:list xml:id="list156353619" text:style-name="WWNum15">
        <text:list-item>
          <text:list>
            <text:list-item>
              <text:list>
                <text:list-item>
                  <text:list>
                    <text:list-item>
                      <text:p text:style-name="P43"><text:bookmark text:name="_6md75bm30zak"/>srv</text:p>
                    </text:list-item>
                  </text:list>
                </text:list-item>
              </text:list>
            </text:list-item>
          </text:list>
        </text:list-item>
      </text:list>
      <text:p text:style-name="P21">Services for running in the system</text:p>
      <text:list xml:id="list94518999043290" text:continue-list="list94520031392296" text:style-name="WWNum2">
        <text:list-item>
          <text:p text:style-name="P29"><text:bookmark text:name="_b94bunixr01x"/><text:soft-page-break/>Desktop</text:p>
        </text:list-item>
      </text:list>
      <text:p text:style-name="P24">Base definitions for desktop structure Linux distributions. The minimum requirements will be the follows:</text:p>
      <text:p text:style-name="Standard"/>
      <text:p text:style-name="P31"><text:bookmark text:name="_kfk3uuso6hsy"/>Basics</text:p>
      <text:p text:style-name="P4"/>
      <text:list xml:id="list4039657691" text:style-name="WWNum3">
        <text:list-item>
          <text:p text:style-name="P15">Use of KDE like windows manager</text:p>
        </text:list-item>
      </text:list>
      <text:p text:style-name="P4"/>
      <text:p text:style-name="P31"><text:bookmark text:name="_iawoo16750bf"/>Login screen</text:p>
      <text:p text:style-name="P4"/>
      <text:list xml:id="list3070643431" text:style-name="WWNum21">
        <text:list-item>
          <text:p text:style-name="P16">The login screen must be in the same resolution like desktop</text:p>
        </text:list-item>
        <text:list-item>
          <text:p text:style-name="P17"/>
        </text:list-item>
      </text:list>
      <text:p text:style-name="Standard"/>
      <text:list xml:id="list94519672270990" text:continue-list="list94518999043290" text:style-name="WWNum2">
        <text:list-item>
          <text:p text:style-name="P29"><text:bookmark text:name="_evbnnq8gde0v"/>Applications</text:p>
        </text:list-item>
      </text:list>
      <text:p text:style-name="P3">The structure of applications will be depending of application type</text:p>
      <text:p text:style-name="P3"/>
      <text:p text:style-name="P31"><text:bookmark text:name="_nunjtew1xg0m"/>Default structure for persist applications data</text:p>
      <text:p text:style-name="P4">The struc for the applications installed in the directories shared for other installations is the following:</text:p>
      <text:list xml:id="list2966956866" text:style-name="WWNum20">
        <text:list-item>
          <text:p text:style-name="P9">if the application has a brand. the structure will be ./brand/application-name/files</text:p>
        </text:list-item>
        <text:list-item>
          <text:p text:style-name="P9">if no brand then only ./application-name/files</text:p>
        </text:list-item>
      </text:list>
      <text:p text:style-name="P12"/>
      <text:p text:style-name="P31"><text:bookmark text:name="_tped99ifco90"/>System</text:p>
      <text:p text:style-name="P31"><text:bookmark text:name="_xban5jwe7q75"/><text:soft-page-break/>Desktop</text:p>
      <text:p text:style-name="P4"/>
      <text:p text:style-name="P4">Default applications</text:p>
      <text:p text:style-name="P4">The minimum applications, unless it is a clean application, <text:s/>of a distribution install <text:s/>are:</text:p>
      <text:p text:style-name="P4"/>
      <text:list xml:id="list2586442289" text:style-name="WWNum18">
        <text:list-item>
          <text:p text:style-name="P10">Mail</text:p>
        </text:list-item>
        <text:list-item>
          <text:p text:style-name="P10">Browser</text:p>
        </text:list-item>
        <text:list-item>
          <text:p text:style-name="P10">Multimedia player</text:p>
        </text:list-item>
        <text:list-item>
          <text:p text:style-name="P10">Universal visor</text:p>
        </text:list-item>
        <text:list-item>
          <text:p text:style-name="P10">Terminal</text:p>
        </text:list-item>
        <text:list-item>
          <text:p text:style-name="P10">App store application</text:p>
        </text:list-item>
        <text:list-item>
          <text:p text:style-name="P10">...</text:p>
        </text:list-item>
      </text:list>
      <text:p text:style-name="P12"/>
      <text:p text:style-name="P31"><text:bookmark text:name="_xx6726cs7r0z"/>Services</text:p>
      <text:p text:style-name="P31"><text:bookmark text:name="_iynfaxs22pa8"/>Commons shortcuts</text:p>
      <text:p text:style-name="P4"/>
      <table:table table:name="Table1" table:style-name="Table1">
        <table:table-column table:style-name="Table1.A" table:number-columns-repeated="2"/>
        <table:table-row table:style-name="Table1.1">
          <table:table-cell table:style-name="Table1.A1" office:value-type="string">
            <text:p text:style-name="P25">Application exit</text:p>
          </table:table-cell>
          <table:table-cell table:style-name="Table1.A1" office:value-type="string">
            <text:p text:style-name="P25">Ctrl + Q</text:p>
          </table:table-cell>
        </table:table-row>
        <table:table-row table:style-name="Table1.1">
          <table:table-cell table:style-name="Table1.A1" office:value-type="string">
            <text:p text:style-name="P25">Application configuration</text:p>
          </table:table-cell>
          <table:table-cell table:style-name="Table1.A1" office:value-type="string">
            <text:p text:style-name="P25">Ctrl + O</text:p>
          </table:table-cell>
        </table:table-row>
        <table:table-row table:style-name="Table1.1">
          <table:table-cell table:style-name="Table1.A1" office:value-type="string">
            <text:p text:style-name="P25"/>
          </table:table-cell>
          <table:table-cell table:style-name="Table1.A1" office:value-type="string">
            <text:p text:style-name="P25"/>
          </table:table-cell>
        </table:table-row>
        <table:table-row table:style-name="Table1.1">
          <table:table-cell table:style-name="Table1.A1" office:value-type="string">
            <text:p text:style-name="P25"/>
          </table:table-cell>
          <table:table-cell table:style-name="Table1.A1" office:value-type="string">
            <text:p text:style-name="P25"/>
          </table:table-cell>
        </table:table-row>
      </table:table>
      <text:p text:style-name="P4"/>
      <text:p text:style-name="P3"><text:soft-page-break/></text:p>
      <text:list xml:id="list94519861392319" text:continue-list="list94519672270990" text:style-name="WWNum2">
        <text:list-item>
          <text:p text:style-name="P29"><text:bookmark text:name="_xek7sx5t7z2s"/>Startup</text:p>
        </text:list-item>
      </text:list>
      <text:p text:style-name="P3">Rules for startup de operating system</text:p>
      <text:p text:style-name="P31"><text:bookmark text:name="_6qlr62p56pf8"/>Boot selector</text:p>
      <text:p text:style-name="P4">The start menu (if shows) must be in graphics mode and have a theme with a minimum of 1024x768 of resolution to select the operating system or options to start. Must have a resolution to show in the distinct resolutions available of all computers.</text:p>
      <text:p text:style-name="P31"><text:bookmark text:name="_xodlexgs1ug6"/>Loading screen</text:p>
      <text:p text:style-name="P4">The loading screen must contain the distribution logo, name, and optionally the version. </text:p>
      <text:p text:style-name="P4"/>
      <text:p text:style-name="P4">Down of the distribution data shows the Oleture compatibility logo with the version used. </text:p>
      <text:p text:style-name="P4"/>
      <text:p text:style-name="P4">While loading, at some random position area, the fixed base projects must show with his logo and a little description of the task realized in the system.</text:p>
      <text:p text:style-name="P4"/>
      <text:p text:style-name="P4">The default projects to show are these:</text:p>
      <text:p text:style-name="P4"/>
      <text:list xml:id="list1903602213" text:style-name="WWNum14">
        <text:list-item>
          <text:p text:style-name="P11">Linux</text:p>
        </text:list-item>
        <text:list-item>
          <text:p text:style-name="P11">GNU Utils</text:p>
        </text:list-item>
        <text:list-item>
          <text:p text:style-name="P11">KDE (If desktop installation)</text:p>
        </text:list-item>
      </text:list>
      <text:p text:style-name="P26"/>
      <text:p text:style-name="P4">The optional random area will show libraries, applicationes, etc. used for make the distribution</text:p>
      <text:list xml:id="list94518834324604" text:continue-list="list94519861392319" text:style-name="WWNum2">
        <text:list-item>
          <text:p text:style-name="P29"><text:bookmark text:name="_7b0sxp8m31fu"/>Anexes</text:p>
        </text:list-item>
      </text:list>
      <text:p text:style-name="P3">Complete directory structure example</text:p>
      <text:p text:style-name="P4"><text:soft-page-break/></text:p>
      <text:p text:style-name="P4">root</text:p>
      <text:p text:style-name="P4">-- mnt</text:p>
      <text:p text:style-name="P4">---- drivers</text:p>
      <text:p text:style-name="P4">---- remotes</text:p>
      <text:p text:style-name="P4">-- usr</text:p>
      <text:p text:style-name="P4">---- root</text:p>
      <text:p text:style-name="P4">---- user 1</text:p>
      <text:p text:style-name="P4">------- .etc</text:p>
      <text:p text:style-name="P4">--------- </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fo:text-align="end">
          <style:list-level-label-alignment text:label-followed-by="listtab" fo:text-indent="-0.25in" fo:margin-left="1.5in"/>
        </style:list-level-properties>
      </text:list-level-style-number>
      <text:list-level-style-number text:level="2" text:style-name="ListLabel_20_11" style:num-suffix="." style:num-format="1" text:display-levels="2">
        <style:list-level-properties text:list-level-position-and-space-mode="label-alignment" fo:text-align="end">
          <style:list-level-label-alignment text:label-followed-by="listtab" fo:text-indent="-0.25in" fo:margin-left="2in"/>
        </style:list-level-properties>
      </text:list-level-style-number>
      <text:list-level-style-number text:level="3" text:style-name="ListLabel_20_12" style:num-suffix="." style:num-format="1" text:display-levels="3">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13" style:num-suffix="." style:num-format="1" text:display-levels="4">
        <style:list-level-properties text:list-level-position-and-space-mode="label-alignment" fo:text-align="end">
          <style:list-level-label-alignment text:label-followed-by="listtab" fo:text-indent="-0.25in" fo:margin-left="3in"/>
        </style:list-level-properties>
      </text:list-level-style-number>
      <text:list-level-style-number text:level="5" text:style-name="ListLabel_20_14" style:num-suffix="." style:num-format="1" text:display-levels="5">
        <style:list-level-properties text:list-level-position-and-space-mode="label-alignment" fo:text-align="end">
          <style:list-level-label-alignment text:label-followed-by="listtab" fo:text-indent="-0.25in" fo:margin-left="3.5in"/>
        </style:list-level-properties>
      </text:list-level-style-number>
      <text:list-level-style-number text:level="6" text:style-name="ListLabel_20_15" style:num-suffix="." style:num-format="1" text:display-levels="6">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16" style:num-suffix="." style:num-format="1" text:display-levels="7">
        <style:list-level-properties text:list-level-position-and-space-mode="label-alignment" fo:text-align="end">
          <style:list-level-label-alignment text:label-followed-by="listtab" fo:text-indent="-0.25in" fo:margin-left="4.5in"/>
        </style:list-level-properties>
      </text:list-level-style-number>
      <text:list-level-style-number text:level="8" text:style-name="ListLabel_20_17" style:num-suffix="." style:num-format="1" text:display-levels="8">
        <style:list-level-properties text:list-level-position-and-space-mode="label-alignment" fo:text-align="end">
          <style:list-level-label-alignment text:label-followed-by="listtab" fo:text-indent="-0.25in" fo:margin-left="5in"/>
        </style:list-level-properties>
      </text:list-level-style-number>
      <text:list-level-style-number text:level="9" text:style-name="ListLabel_20_18" style:num-suffix="." style:num-format="1" text:display-levels="9">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65"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66"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68"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9"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71"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72"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1" meta:paragraph-count="164" meta:word-count="1198" meta:character-count="7241" meta:non-whitespace-character-count="6272"/>
    <meta:generator>LibreOfficeDev/6.0.5.2$Linux_X86_64 LibreOffice_project/</meta:generator>
  </office:meta>
</office:document-meta>
</file>